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rame_20_contents">
      <style:text-properties officeooo:rsid="0027f1b6" officeooo:paragraph-rsid="0027f1b6"/>
    </style:style>
    <style:style style:name="P2" style:family="paragraph" style:parent-style-name="Frame_20_contents">
      <style:text-properties officeooo:rsid="00293e49" officeooo:paragraph-rsid="00293e49"/>
    </style:style>
    <style:style style:name="P3" style:family="paragraph" style:parent-style-name="Frame_20_contents">
      <style:text-properties officeooo:rsid="00299e6b" officeooo:paragraph-rsid="00299e6b"/>
    </style:style>
    <style:style style:name="P4" style:family="paragraph" style:parent-style-name="Heading_20_3">
      <style:text-properties officeooo:rsid="001bdeba" officeooo:paragraph-rsid="001bdeba"/>
    </style:style>
    <style:style style:name="P5" style:family="paragraph" style:parent-style-name="Heading_20_3">
      <style:text-properties officeooo:paragraph-rsid="0026ad93"/>
    </style:style>
    <style:style style:name="P6" style:family="paragraph" style:parent-style-name="Text_20_body">
      <style:text-properties officeooo:rsid="0014b441" officeooo:paragraph-rsid="0014b441"/>
    </style:style>
    <style:style style:name="P7" style:family="paragraph" style:parent-style-name="Text_20_body">
      <style:text-properties officeooo:rsid="0017088c" officeooo:paragraph-rsid="0017088c"/>
    </style:style>
    <style:style style:name="P8" style:family="paragraph" style:parent-style-name="Text_20_body">
      <style:text-properties officeooo:rsid="001bdeba" officeooo:paragraph-rsid="001db86b"/>
    </style:style>
    <style:style style:name="P9" style:family="paragraph" style:parent-style-name="Text_20_body">
      <style:text-properties officeooo:rsid="001db86b" officeooo:paragraph-rsid="001db86b"/>
    </style:style>
    <style:style style:name="P10" style:family="paragraph" style:parent-style-name="Text_20_body">
      <style:text-properties officeooo:paragraph-rsid="0026ad93"/>
    </style:style>
    <style:style style:name="P11" style:family="paragraph" style:parent-style-name="Title">
      <style:text-properties officeooo:rsid="0014b441" officeooo:paragraph-rsid="0014b441"/>
    </style:style>
    <style:style style:name="P12" style:family="paragraph">
      <loext:graphic-properties draw:fill="none" draw:fill-color="#ffffff"/>
      <style:paragraph-properties style:writing-mode="lr-tb"/>
      <style:text-properties fo:font-size="12pt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-color="#b7b3ca"/>
      <style:paragraph-properties fo:text-align="center"/>
    </style:style>
    <style:style style:name="P15" style:family="paragraph">
      <loext:graphic-properties draw:fill-color="#afd095"/>
    </style:style>
    <style:style style:name="P16" style:family="paragraph">
      <loext:graphic-properties draw:fill-color="#cccccc"/>
    </style:style>
    <style:style style:name="P17" style:family="paragraph">
      <loext:graphic-properties draw:fill-color="#b4c7dc"/>
    </style:style>
    <style:style style:name="P18" style:family="paragraph">
      <style:paragraph-properties fo:text-align="center"/>
    </style:style>
    <style:style style:name="P19" style:family="paragraph">
      <loext:graphic-properties draw:fill-color="#ffb66c"/>
    </style:style>
    <style:style style:name="T1" style:family="text">
      <style:text-properties officeooo:rsid="0015860a"/>
    </style:style>
    <style:style style:name="T2" style:family="text">
      <style:text-properties officeooo:rsid="001833c7"/>
    </style:style>
    <style:style style:name="T3" style:family="text">
      <style:text-properties officeooo:rsid="0019c43c"/>
    </style:style>
    <style:style style:name="T4" style:family="text">
      <style:text-properties officeooo:rsid="0019df3d"/>
    </style:style>
    <style:style style:name="T5" style:family="text">
      <style:text-properties officeooo:rsid="0026ad93"/>
    </style:style>
    <style:style style:name="T6" style:family="text">
      <style:text-properties fo:font-size="12pt"/>
    </style:style>
    <style:style style:name="gr1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71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marker-end="Arrow" draw:marker-end-width="0.176cm" draw:fill-color="#b7b3ca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 style:parent-style-name="Frame">
      <style:graphic-properties draw:fill-color="#afd095" draw:textarea-horizontal-align="justify" draw:textarea-vertical-align="middle" draw:auto-grow-height="false" fo:min-height="1.312cm" fo:min-width="1.4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 style:parent-style-name="Frame">
      <style:graphic-properties draw:fill-color="#cccccc" draw:textarea-horizontal-align="justify" draw:textarea-vertical-align="middle" draw:auto-grow-height="false" fo:min-height="2.221cm" fo:min-width="3.6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 style:parent-style-name="Frame">
      <style:graphic-properties draw:fill-color="#b4c7dc" draw:textarea-horizontal-align="justify" draw:textarea-vertical-align="middle" draw:auto-grow-height="false" fo:min-height="1.78cm" fo:min-width="2.30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4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 style:parent-style-name="Frame">
      <style:graphic-properties draw:fill-color="#cccccc" draw:textarea-horizontal-align="justify" draw:textarea-vertical-align="middle" draw:auto-grow-height="false" fo:min-height="2.593cm" fo:min-width="3.28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fill="none" draw:fill-color="#ffffff" fo:min-height="0.42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1" style:family="graphic" style:parent-style-name="Frame">
      <style:graphic-properties draw:fill-color="#ffb66c" draw:textarea-horizontal-align="justify" draw:textarea-vertical-align="middle" draw:auto-grow-height="false" fo:min-height="2.593cm" fo:min-width="3.281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Spring MVC</text:p>
      <text:p text:style-name="P6"><text:tab/><text:tab/><text:tab/><text:tab/><text:tab/><text:tab/><text:tab/><text:tab/><text:tab/><text:tab/>- <text:span text:style-name="T1">by Shivansh Srivastava.</text:span></text:p>
      <text:p text:style-name="P7">* Spring MVC is sub framework of Spring Framework which is used to build a Web Application.</text:p>
      <text:p text:style-name="P7">* <text:span text:style-name="T2">It is build on the of Servlet API.</text:span></text:p>
      <text:p text:style-name="P7">* <text:span text:style-name="T3">Seperates each Mod</text:span><text:span text:style-name="T4">e</text:span><text:span text:style-name="T3">l, View, Controller.</text:span></text:p>
      <text:p text:style-name="P7"/>
      <text:h text:style-name="P4" text:outline-level="3">MVC Design Pattern:</text:h>
      <text:p text:style-name="P9">Way to organise the code in our application.</text:p>
      <text:p text:style-name="P8"><text:tab/>Model – Data, <text:tab/><text:tab/><text:tab/><text:tab/><text:tab/><text:tab/><text:tab/><text:tab/><text:tab/><text:tab/><text:tab/>View – Presents data to user, <text:tab/><text:tab/><text:tab/><text:tab/><text:tab/><text:tab/><text:tab/><text:tab/><text:tab/>Controller – Interface b/w model and view.</text:p>
      <text:p text:style-name="P8"/>
      <text:h text:style-name="P5" text:outline-level="3"><text:span text:style-name="T5">Working of Spring MVC:</text:span></text:h>
      <text:p text:style-name="P10"><draw:custom-shape text:anchor-type="paragraph" draw:z-index="0" draw:name="Shape1" draw:style-name="gr11" draw:text-style-name="P19" svg:width="3.282cm" svg:height="2.594cm" svg:x="0.536cm" svg:y="0.191cm"><text:p text:style-name="P1"><text:s text:c="9"/>Client</text:p><draw:enhanced-geometry svg:viewBox="0 0 21600 21600" draw:type="rectangle" draw:enhanced-path="M 0 0 L 21600 0 21600 21600 0 21600 0 0 Z N"/></draw:custom-shape><draw:line text:anchor-type="paragraph" draw:z-index="1" draw:name="Shape2" draw:style-name="gr8" draw:text-style-name="P18" svg:x1="3.815cm" svg:y1="0.801cm" svg:x2="6.725cm" svg:y2="0.827cm"><text:p/></draw:line><draw:frame text:anchor-type="paragraph" draw:z-index="2" draw:name="Shape3" draw:style-name="gr10" draw:text-style-name="P13" svg:width="2.488cm" svg:height="0.489cm" svg:x="4.717cm" svg:y="0.339cm"><draw:text-box><text:p>request</text:p></draw:text-box></draw:frame><draw:custom-shape text:anchor-type="paragraph" draw:z-index="3" draw:name="Shape4" draw:style-name="gr9" draw:text-style-name="P16" svg:width="3.282cm" svg:height="2.594cm" svg:x="6.754cm" svg:y="0.164cm"><text:p text:style-name="P2">Front Controller</text:p><text:p text:style-name="P2"><text:s text:c="2"/>(Dispatcher <text:s text:c="9"/><text:tab/>Servlet)</text:p><draw:enhanced-geometry svg:viewBox="0 0 21600 21600" draw:type="rectangle" draw:enhanced-path="M 0 0 L 21600 0 21600 21600 0 21600 0 0 Z N"/></draw:custom-shape><draw:line text:anchor-type="paragraph" draw:z-index="4" draw:name="Shape5" draw:style-name="gr8" draw:text-style-name="P18" svg:x1="6.727cm" svg:y1="2.124cm" svg:x2="3.817cm" svg:y2="2.124cm"><text:p/></draw:line><draw:frame text:anchor-type="paragraph" draw:z-index="5" draw:name="Shape6" draw:style-name="gr7" draw:text-style-name="P13" svg:width="2.303cm" svg:height="0.489cm" svg:x="4.69cm" svg:y="1.635cm"><draw:text-box><text:p>response</text:p></draw:text-box></draw:frame><draw:custom-shape text:anchor-type="paragraph" draw:z-index="6" draw:name="Shape7" draw:style-name="gr6" draw:text-style-name="P17" svg:width="3.255cm" svg:height="2.514cm" svg:x="14.93cm" svg:y="0.113cm"><text:p text:style-name="P3">Controller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7" draw:name="Shape8" draw:style-name="gr3" draw:text-style-name="P14" svg:x1="10.035cm" svg:y1="0.852cm" svg:x2="15.115cm" svg:y2="0.852cm"><text:p/></draw:line><draw:frame text:anchor-type="paragraph" draw:z-index="8" draw:name="Shape9" draw:style-name="gr1" draw:text-style-name="P12" svg:width="4.102cm" svg:height="0.976cm" svg:x="10.829cm" svg:y="0.404cm"><draw:text-box><text:p><text:span text:style-name="T6">Delegate the request</text:span></text:p></draw:text-box></draw:frame><draw:custom-shape text:anchor-type="paragraph" draw:z-index="9" draw:name="Shape10" draw:style-name="gr4" draw:text-style-name="P15" svg:width="1.562cm" svg:height="1.454cm" svg:x="11.894cm" svg:y="2.203cm"><text:p text:style-name="P3">Model <text:s text:c="2"/>(data)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0" draw:name="Shape11" draw:style-name="gr3" draw:text-style-name="P14" svg:x1="15.115cm" svg:y1="1.99cm" svg:x2="10.035cm" svg:y2="2.018cm"><text:p/></draw:line><draw:frame text:anchor-type="paragraph" draw:z-index="11" draw:name="Shape12" draw:style-name="gr1" draw:text-style-name="P13" svg:width="4.737cm" svg:height="0.976cm" svg:x="10.537cm" svg:y="1.542cm"><draw:text-box><text:p>Delegate rendering of req.</text:p></draw:text-box></draw:frame><draw:frame text:anchor-type="paragraph" draw:z-index="12" draw:name="Shape13" draw:style-name="gr1" draw:text-style-name="P13" svg:width="1.985cm" svg:height="0.976cm" svg:x="15.935cm" svg:y="2.626cm"><draw:text-box><text:p>Handles the request</text:p></draw:text-box></draw:frame><draw:custom-shape text:anchor-type="paragraph" draw:z-index="13" draw:name="Shape14" draw:style-name="gr5" draw:text-style-name="P16" svg:width="3.626cm" svg:height="2.222cm" svg:x="6.595cm" svg:y="7.31cm"><text:p text:style-name="P3"><text:s text:c="3"/>View Template</text:p><draw:enhanced-geometry svg:viewBox="0 0 21600 21600" draw:type="rectangle" draw:enhanced-path="M 0 0 L 21600 0 21600 21600 0 21600 0 0 Z N"/></draw:custom-shape><draw:line text:anchor-type="paragraph" draw:z-index="14" draw:name="Shape15" draw:style-name="gr3" draw:text-style-name="P14" svg:x1="9.638cm" svg:y1="2.757cm" svg:x2="9.664cm" svg:y2="7.31cm"><text:p/></draw:line><draw:custom-shape text:anchor-type="paragraph" draw:z-index="15" draw:name="Shape10_0" draw:style-name="gr4" draw:text-style-name="P15" svg:width="1.562cm" svg:height="1.454cm" svg:x="9.751cm" svg:y="4.951cm"><text:p text:style-name="P3">Model <text:s text:c="2"/>(data)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6" draw:name="Shape16" draw:style-name="gr3" draw:text-style-name="P14" svg:x1="7.494cm" svg:y1="7.31cm" svg:x2="7.468cm" svg:y2="2.757cm"><text:p/></draw:line><draw:frame text:anchor-type="paragraph" draw:z-index="17" draw:name="Shape17" draw:style-name="gr2" draw:text-style-name="P13" svg:width="3.626cm" svg:height="0.713cm" svg:x="9.751cm" svg:y="4.239cm"><draw:text-box><text:p>Render response</text:p></draw:text-box></draw:frame><draw:frame text:anchor-type="paragraph" draw:z-index="18" draw:name="Shape18" draw:style-name="gr1" draw:text-style-name="P12" svg:width="3.149cm" svg:height="0.976cm" svg:x="4.346cm" svg:y="4.214cm"><draw:text-box><text:p><text:span text:style-name="T6">Return of Control</text:span>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0T19:27:11.439898781</meta:creation-date>
    <dc:date>2021-05-20T20:14:15.898144056</dc:date>
    <meta:editing-duration>PT36M20S</meta:editing-duration>
    <meta:editing-cycles>22</meta:editing-cycles>
    <meta:generator>LibreOffice/6.4.7.2$Linux_X86_64 LibreOffice_project/40$Build-2</meta:generator>
    <meta:document-statistic meta:table-count="0" meta:image-count="0" meta:object-count="0" meta:page-count="1" meta:paragraph-count="16" meta:word-count="78" meta:character-count="522" meta:non-whitespace-character-count="398"/>
  </office:meta>
</office:document-meta>
</file>